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Textkörper_20_Einrückung_20_Xaver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 text:filter-name="writer8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Text_20_body"/>
            <text:p text:style-name="Textkörper_20_Einrückung_20_Xaver">Extension für LibreOffice (LO) und OpenOffice (OO)</text:p>
            <text:p text:style-name="Textkörper_20_Einrückung_20_Xaver">getestet für Win7 (LO 4.2.0.4 und OO 4.0.1) und Ubuntu 13.10 (LO 4.2.0.4), ungetestet für Mac </text:p>
            <text:p text:style-name="Textkörper_20_Einrückung_20_Xaver"/>
            <text:p text:style-name="Textkörper_20_Einrückung_20_Xaver"/>
            <text:p text:style-name="Textkörper_20_Einrückung_20_Xaver"><text:span text:style-name="T1">Hinweis</text:span>: Dies ist eine Beta Version.</text:p>
            <text:p text:style-name="Textkörper_20_Einrückung_20_Xaver"/>
            <text:p text:style-name="Textkörper_20_Einrückung_20_Xaver"/>
            <text:p text:style-name="P2">Organon ist ein Werkzeug für eine </text:p>
            <text:p text:style-name="P2">übersichtliche Navigation zwischen </text:p>
            <text:p text:style-name="P2">Texten in Writer.</text:p>
            <text:p text:style-name="P2">(OpenOffice und LibreOffice)</text:p>
            <text:p text:style-name="Text_20_body"/>
            <text:p text:style-name="Textkörper_20_Einrückung_20_Xaver"/>
            <text:p text:style-name="Textkörper_20_Einrückung_20_Xaver"/>
            <text:p text:style-name="Textkörper_20_Einrückung_20_Xaver"/>
            <text:p text:style-name="Textkörper_20_Einrückung_20_Xaver"/>
            <text:p text:style-name="Textkörper_20_Einrückung_20_Xaver"/>
            <text:p text:style-name="Textkörper_20_Einrückung_20_Xaver"/>
            <text:p text:style-name="Textkörper_20_Einrückung_20_Xaver"/>
            <text:p text:style-name="Textkörper_20_Einrückung_20_Xaver"/>
            <text:p text:style-name="Textkörper_20_Einrückung_20_Xaver">Der Quellcode des Projektes findet sich unter:</text:p>
            <text:p text:style-name="Textkörper_20_Einrückung_20_Xaver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Xaver">Bekannte Fehler sind hier gelistet:</text:p>
            <text:p text:style-name="Textkörper_20_Einrückung_20_Xaver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h text:style-name="Heading_20_2" text:outline-level="2"/>
          <text:p text:style-name="P1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3T14:48:37</meta:creation-date>
    <meta:document-statistic meta:table-count="0" meta:image-count="0" meta:object-count="0" meta:page-count="1" meta:paragraph-count="12" meta:word-count="60" meta:character-count="468"/>
    <dc:date>2014-06-23T14:48:41.82</dc:date>
    <meta:editing-duration>PT5S</meta:editing-duration>
    <meta:editing-cycles>1</meta:editing-cycles>
    <meta:generator>OpenOffice/4.1.0$Win32 OpenOffice.org_project/410m18$Build-9764</meta:generator>
    <meta:user-defined meta:name="ProjektName">Organon Handbuch</meta:user-defined>
  </office:meta>
</office:document-meta>
</file>